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" style:family="text">
      <style:text-properties fo:font-size="10.00pt" fo:font-weight="bold" fo:font-family="Georgia" style:font-family-asian="Georgia" style:font-family-complex="Georgia" fo:background-color="transparent" style:use-window-font-color="true"/>
    </style:style>
    <style:style style:name="T3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5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6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7" style:family="text">
      <style:text-properties fo:font-size="10.00pt" fo:font-weight="bold" fo:font-family="Georgia" style:font-family-asian="Georgia" style:font-family-complex="Georgia" fo:background-color="transparent" style:use-window-font-color="true"/>
    </style:style>
    <style:style style:name="T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9" style:family="text">
      <style:text-properties fo:font-size="11.00pt" fo:font-weight="normal" fo:font-family="Georgia" style:font-family-asian="Georgia" style:font-family-complex="Georgia" fo:background-color="transparent" style:use-window-font-color="true"/>
    </style:style>
    <style:style style:name="T1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1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3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4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5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16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17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1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9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1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3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avid Robinson, Chief Data Scientist at DataCamp. -- Putting stuff out in public is much more valuable than stuff sitting on your computer waiting to be polished.<text:s text:c="2"/></text:span></text:p>
      <text:p text:style-name="P1"><text:span text:style-name="T1"/></text:p>
      <text:p text:style-name="P1"><text:span text:style-name="T1">Date: 9/17/2019 6:00 pm ~ 1h.</text:span></text:p>
      <text:p text:style-name="P1"><text:span text:style-name="T1"/></text:p>
      <text:p text:style-name="P1"><text:span text:style-name="T1">Build your career in data science, MEAP 2019.</text:span></text:p>
      <text:p text:style-name="P1"><text:span text:style-name="T1">Section 4.3: Interview with David Robinson on how he built his portfolio (p 59-61)</text:span></text:p>
      <text:p text:style-name="P1"><text:span text:style-name="T1"/></text:p>
      <text:p text:style-name="P1"><text:span text:style-name="T1">David Robinson is Chief Data Scientist at<text:s/></text:span><text:span text:style-name="T2">DataCamp</text:span><text:span text:style-name="T3">, an education company for teaching data</text:span></text:p>
      <text:p text:style-name="P1"><text:span text:style-name="T3">science through online interactive courses. He co-authored with Julia Silge the tidytext</text:span></text:p>
      <text:p text:style-name="P1"><text:span text:style-name="T3">package in R and the O’Reilly book Text Mining with R. He previously worked as a data</text:span></text:p>
      <text:p text:style-name="P1"><text:span text:style-name="T3">scientist at Stack Overflow and holds a PhD in Quantitative and Computational Biology from</text:span></text:p>
      <text:p text:style-name="P1"><text:span text:style-name="T3">Princeton University. He writes about statistics, data analysis, education, and programming in</text:span></text:p>
      <text:p text:style-name="P1"><text:span text:style-name="T3">R on his popular blog, varianceexplained.org</text:span></text:p>
      <text:p text:style-name="P1"><text:span text:style-name="T3"/></text:p>
      <text:p text:style-name="P1"><text:span text:style-name="T3">4.3.4 How has your view on the value of public work changed over time? (p. 60) -- add to my blog.html page.</text:span></text:p>
      <text:p text:style-name="P1"><text:span text:style-name="T3"/></text:p>
      <text:p text:style-name="P1"><text:span text:style-name="T3">The way I used to view projects is that you made steady progress as you kept working on</text:span></text:p>
      <text:p text:style-name="P1"><text:span text:style-name="T3">something. In graduate school, an idea wasn’t very worthwhile, but then it became some</text:span></text:p>
      <text:p text:style-name="P1"><text:span text:style-name="T3">code, a draft, a finished draft, and finally a published paper. I thought that along the way my</text:span></text:p>
      <text:p text:style-name="P1"><text:span text:style-name="T3">work was getting slowly more valuable.<text:s text:c="2"/></text:span></text:p>
      <text:p text:style-name="P1"><text:span text:style-name="T3"/></text:p>
      <text:p text:style-name="P1"><text:span text:style-name="T3">Since then I realized I was thinking about it completely wrong. Anything that is still on</text:span></text:p>
      <text:p text:style-name="P1"><text:span text:style-name="T3">your computer, however complete it is, is worthless.<text:s/></text:span><text:span text:style-name="T4">If it’s not out there in the world, it’s been</text:span></text:p>
      <text:p text:style-name="P1"><text:span text:style-name="T4">wasted so far, and anything that’s out in the world is much more valuable.<text:s/></text:span><text:span text:style-name="T5"><text:s/></text:span></text:p>
      <text:p text:style-name="P1"><text:span text:style-name="T5"/></text:p>
      <text:p text:style-name="P1"><text:span text:style-name="T5">What made me</text:span></text:p>
      <text:p text:style-name="P1"><text:span text:style-name="T5">realize this is a few papers I developed in graduate school that I never published. I put a lot of</text:span></text:p>
      <text:p text:style-name="P1"><text:span text:style-name="T5">work into them, but I kept feeling they weren’t quite ready. Years later, I’ve forgotten what’s</text:span></text:p>
      <text:p text:style-name="P1"><text:span text:style-name="T5">in them, I can’t find them, and they haven’t added anything to the world. If along the way I’d</text:span></text:p>
      <text:p text:style-name="P1"><text:span text:style-name="T5">written a couple of blog posts, done a couple of tweets, and maybe made a really simple open</text:span></text:p>
      <text:p text:style-name="P1"><text:span text:style-name="T5">source package, all of those would have added value along the way.</text:span></text:p>
      <text:p text:style-name="P1"><text:span text:style-name="T5"/></text:p>
      <text:p text:style-name="P1"><text:span text:style-name="T5">4.3.5 How do you come up with ideas for your data analysis posts?</text:span></text:p>
      <text:p text:style-name="P1"><text:span text:style-name="T5"/></text:p>
      <text:p text:style-name="P1"><text:span text:style-name="T5">My advice is whenever you see the opportunity to analyze data, even if it’s not in your</text:span></text:p>
      <text:p text:style-name="P1"><text:span text:style-name="T5">current job or you think it might not be interesting to you, take a quick look and see what you</text:span></text:p>
      <text:p text:style-name="P1"><text:span text:style-name="T5">can find in just a few minutes. </text:span></text:p>
      <text:p text:style-name="P1"><text:span text:style-name="T5"/></text:p>
      <text:p text:style-name="P1"><text:span text:style-name="T6">Pick a dataset, decide on a set amount of time, do all the</text:span></text:p>
      <text:p text:style-name="P1"><text:span text:style-name="T6">analyses that you can, and then publish it</text:span><text:span text:style-name="T7">.<text:s/></text:span><text:span text:style-name="T8">It might not be a fully polished post, and you might</text:span></text:p>
      <text:p text:style-name="P1"><text:span text:style-name="T8">not find everything you’re hoping to find and answer all the questions you wanted to answer.</text:span></text:p>
      <text:p text:style-name="P1"><text:span text:style-name="T8">But by setting a goal of one dataset becoming one post you can start getting into this habit.</text:span></text:p>
      <text:p text:style-name="P1"><text:span text:style-name="T8"/></text:p>
      <text:p text:style-name="P1"><text:span text:style-name="T8">You should start</text:span></text:p>
      <text:p text:style-name="P1"><text:span text:style-name="T8">by<text:s/></text:span><text:span text:style-name="T9">getting very comfortable transforming and visualizing data, programming with a wide</text:span></text:p>
      <text:p text:style-name="P1"><text:span text:style-name="T9">variety of packages, and using statistical techniques like hypothesis tests, classification, and</text:span></text:p>
      <text:p text:style-name="P1"><text:span text:style-name="T9">regression. It’s worth understanding these concepts and getting good at applying them before</text:span></text:p>
      <text:p text:style-name="P1"><text:span text:style-name="T9">you start worrying about concepts at the cutting edge</text:span><text:span text:style-name="T10">.</text:span></text:p>
      <text:p text:style-name="P1"><text:span text:style-name="T10"/></text:p>
      <text:p text:style-name="P1"><text:span text:style-name="T10">4.4 Summary</text:span></text:p>
      <text:p text:style-name="P1"><text:span text:style-name="T11">•</text:span><text:span text:style-name="T12"><text:s/>Having a portfolio of data science projects shared on a GitHub and a blog can help you</text:span></text:p>
      <text:p text:style-name="P1"><text:span text:style-name="T12">get a job.</text:span></text:p>
      <text:p text:style-name="P1"><text:span text:style-name="T13">•</text:span><text:span text:style-name="T14"><text:s/>There are many places you can find good datasets for a side project; the most</text:span></text:p>
      <text:p text:style-name="P1"><text:span text:style-name="T14">important thing is<text:s/></text:span><text:span text:style-name="T15">it</text:span><text:span text:style-name="T16">’</text:span><text:span text:style-name="T17">s something interesting to you and a little bit unusual</text:span><text:span text:style-name="T18">.</text:span></text:p>
      <text:p text:style-name="P1"><text:span text:style-name="T19">•</text:span><text:span text:style-name="T20"><text:s/>You don</text:span><text:span text:style-name="T21">’</text:span><text:span text:style-name="T22">t just have to blog about your side projects; you can also share tutorials or</text:span></text:p>
      <text:p text:style-name="P1"><text:span text:style-name="T22">your personal experience with a bootcamp, conference, or online course.</text:span><text:span text:style-name="T23"/></text:p>
      <text:p text:style-name="P1"><text:span text:style-name="T23"/></text:p>
      <text:p text:style-name="P1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